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00" draw:opacity="34%" draw:opacity-name="" draw:textarea-horizontal-align="justify" draw:textarea-vertical-align="top" draw:auto-grow-height="false" fo:min-height="5.973cm" fo:min-width="4.961cm"/>
      <style:paragraph-properties style:writing-mode="lr-tb"/>
    </style:style>
    <style:style style:name="gr2" style:family="graphic" style:parent-style-name="standard" style:list-style-name="L1">
      <style:graphic-properties draw:fill-color="#b4c7dc" draw:textarea-horizontal-align="justify" draw:textarea-vertical-align="middle" draw:auto-grow-height="false" fo:min-height="1.274cm" fo:min-width="1.244cm"/>
      <style:paragraph-properties style:writing-mode="lr-tb"/>
    </style:style>
    <style:style style:name="gr3" style:family="graphic" style:parent-style-name="standard">
      <style:graphic-properties draw:textarea-horizontal-align="justify" draw:textarea-vertical-align="middle" draw:auto-grow-height="false" fo:min-height="1.655cm" fo:min-width="2.294cm"/>
      <style:paragraph-properties style:writing-mode="lr-tb"/>
    </style:style>
    <style:style style:name="gr4" style:family="graphic" style:parent-style-name="standard">
      <style:graphic-properties draw:fill-color="#729fcf" draw:textarea-horizontal-align="justify" draw:textarea-vertical-align="middle" draw:auto-grow-height="false" fo:min-height="1.655cm" fo:min-width="1.914cm"/>
      <style:paragraph-properties style:writing-mode="lr-tb"/>
    </style:style>
    <style:style style:name="gr5" style:family="graphic" style:parent-style-name="standard">
      <style:graphic-properties draw:fill-color="#b4c7dc" draw:textarea-horizontal-align="justify" draw:textarea-vertical-align="middle" draw:auto-grow-height="false" fo:min-height="1.274cm" fo:min-width="1.244cm"/>
      <style:paragraph-properties style:writing-mode="lr-tb"/>
    </style:style>
    <style:style style:name="gr6" style:family="graphic" style:parent-style-name="standard">
      <style:graphic-properties draw:fill-color="#729fcf" draw:textarea-horizontal-align="justify" draw:textarea-vertical-align="middle" draw:auto-grow-height="false" fo:min-height="1.274cm" fo:min-width="1.244cm"/>
      <style:paragraph-properties style:writing-mode="lr-tb"/>
    </style:style>
    <style:style style:name="gr7" style:family="graphic" style:parent-style-name="objectwithoutfill">
      <style:graphic-properties draw:marker-end="Arrow" draw:marker-end-width="0.3cm" draw:fill="solid" draw:textarea-vertical-align="middle"/>
    </style:style>
    <style:style style:name="gr8" style:family="graphic" style:parent-style-name="standard">
      <style:graphic-properties draw:fill-color="#b4c7dc" draw:textarea-horizontal-align="justify" draw:textarea-vertical-align="middle" draw:auto-grow-height="false" fo:min-height="1.655cm" fo:min-width="2.294cm"/>
      <style:paragraph-properties style:writing-mode="lr-tb"/>
    </style:style>
    <style:style style:name="gr9" style:family="graphic" style:parent-style-name="standard">
      <style:graphic-properties draw:fill-color="#b4c7dc" draw:textarea-horizontal-align="justify" draw:textarea-vertical-align="middle" draw:auto-grow-height="false" fo:min-height="1.655cm" fo:min-width="1.914cm"/>
      <style:paragraph-properties style:writing-mode="lr-tb"/>
    </style:style>
    <style:style style:name="gr10" style:family="graphic" style:parent-style-name="standard">
      <style:graphic-properties draw:marker-end="Small_20_Arrow" draw:textarea-vertical-align="middle"/>
    </style:style>
    <style:style style:name="gr11" style:family="graphic" style:parent-style-name="standard">
      <style:graphic-properties draw:stroke="solid" svg:stroke-color="#ff972f" draw:fill-color="#ffdbb6" draw:textarea-horizontal-align="justify" draw:textarea-vertical-align="middle" draw:auto-grow-height="false" fo:min-height="1.655cm" fo:min-width="17.28cm"/>
      <style:paragraph-properties style:writing-mode="lr-tb"/>
    </style:style>
    <style:style style:name="gr12" style:family="graphic" style:parent-style-name="standard">
      <style:graphic-properties draw:fill-color="#b4c7dc" draw:textarea-horizontal-align="justify" draw:textarea-vertical-align="middle" draw:auto-grow-height="false" fo:min-height="0.703cm" fo:min-width="2.723cm"/>
      <style:paragraph-properties style:writing-mode="lr-tb"/>
    </style:style>
    <style:style style:name="gr13" style:family="graphic" style:parent-style-name="standard" style:list-style-name="L1">
      <style:graphic-properties draw:fill-color="#b4c7dc" draw:textarea-horizontal-align="justify" draw:textarea-vertical-align="middle" draw:auto-grow-height="false" fo:min-height="1.893cm" fo:min-width="1.989cm" fo:wrap-option="no-wrap"/>
      <style:paragraph-properties style:writing-mode="lr-tb"/>
    </style:style>
    <style:style style:name="gr14" style:family="graphic" style:parent-style-name="standard" style:list-style-name="L1">
      <style:graphic-properties draw:fill-color="#b4c7dc" draw:textarea-horizontal-align="justify" draw:textarea-vertical-align="middle" draw:auto-grow-height="false" fo:min-height="1.274cm" fo:min-width="1.244cm"/>
      <style:paragraph-properties style:writing-mode="lr-tb"/>
    </style:style>
    <style:style style:name="gr15" style:family="graphic" style:parent-style-name="standard">
      <style:graphic-properties draw:fill-color="#b4c7dc" draw:textarea-horizontal-align="justify" draw:textarea-vertical-align="middle" draw:auto-grow-height="false" fo:min-height="1.315cm" fo:min-width="1.326cm" fo:wrap-option="no-wrap"/>
      <style:paragraph-properties style:writing-mode="lr-tb"/>
    </style:style>
    <style:style style:name="P1" style:family="paragraph">
      <style:paragraph-properties fo:text-align="end"/>
    </style:style>
    <style:style style:name="P2" style:family="paragraph">
      <loext:graphic-properties draw:fill-color="#ffff00" draw:opacity="34%"/>
      <style:paragraph-properties fo:text-align="end"/>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4" style:family="paragraph">
      <loext:graphic-properties draw:fill-color="#b4c7dc"/>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style>
    <style:style style:name="P7" style:family="paragraph">
      <loext:graphic-properties draw:fill-color="#729fcf"/>
      <style:paragraph-properties fo:text-align="center"/>
    </style:style>
    <style:style style:name="P8" style:family="paragraph">
      <style:paragraph-properties fo:text-align="start"/>
      <style:text-properties fo:font-size="12pt" style:font-size-asian="12pt" style:font-size-complex="12pt"/>
    </style:style>
    <style:style style:name="P9" style:family="paragraph">
      <loext:graphic-properties draw:fill-color="#b4c7dc"/>
      <style:paragraph-properties fo:text-align="start"/>
      <style:text-properties fo:font-size="12pt" style:font-size-asian="12pt" style:font-size-complex="12pt"/>
    </style:style>
    <style:style style:name="P10" style:family="paragraph">
      <loext:graphic-properties draw:fill-color="#729fcf"/>
      <style:paragraph-properties fo:text-align="start"/>
      <style:text-properties fo:font-size="12pt" style:font-size-asian="12pt" style:font-size-complex="12pt"/>
    </style:style>
    <style:style style:name="P11" style:family="paragraph">
      <loext:graphic-properties draw:fill="solid"/>
      <style:paragraph-properties fo:text-align="center"/>
    </style:style>
    <style:style style:name="P12" style:family="paragraph">
      <loext:graphic-properties draw:fill-color="#b4c7dc"/>
      <style:paragraph-properties fo:text-align="center"/>
      <style:text-properties fo:font-size="12pt" style:font-size-asian="12pt" style:font-size-complex="12pt"/>
    </style:style>
    <style:style style:name="P13" style:family="paragraph">
      <loext:graphic-properties draw:fill-color="#b4c7dc"/>
      <style:paragraph-properties fo:text-align="center"/>
    </style:style>
    <style:style style:name="P14" style:family="paragraph">
      <loext:graphic-properties draw:fill-color="#ffdbb6"/>
      <style:paragraph-properties fo:text-align="center"/>
    </style:style>
    <style:style style:name="P15" style:family="paragraph">
      <style:paragraph-properties fo:margin-left="0cm" fo:margin-right="0cm" fo:margin-top="0cm" fo:margin-bottom="0cm" fo:line-height="100%" fo:text-align="center" fo:text-indent="0cm"/>
      <style:text-properties fo:font-size="12pt" style:font-size-asian="12pt" style:font-size-complex="12pt"/>
    </style:style>
    <style:style style:name="P16" style:family="paragraph">
      <loext:graphic-properties draw:fill-color="#b4c7dc"/>
      <style:paragraph-properties fo:margin-left="0cm" fo:margin-right="0cm" fo:margin-top="0cm" fo:margin-bottom="0cm" fo:line-height="100%" fo:text-align="center" fo:text-indent="0cm"/>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461cm" svg:height="6.223cm" svg:x="11.922cm" svg:y="4.987cm">
          <text:p text:style-name="P1"><text:span text:style-name="T1">RabbitMQ</text:span></text:p>
          <draw:enhanced-geometry svg:viewBox="0 0 21600 21600" draw:glue-points="10800 0 0 10800 10800 21600 21600 10800" draw:type="flowchart-process" draw:enhanced-path="M 0 0 L 21600 0 21600 21600 0 21600 0 0 Z N"/>
        </draw:custom-shape>
        <draw:custom-shape draw:style-name="gr2" draw:text-style-name="P4" draw:layer="layout" svg:width="3.302cm" svg:height="1.524cm" svg:x="12.938cm" svg:y="5.826cm">
          <text:p text:style-name="P3"><text:span text:style-name="T2">fila-notifica-carta</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 draw:text-style-name="P5" draw:layer="layout" svg:width="2.794cm" svg:height="1.905cm" svg:x="7.985cm" svg:y="7.223cm">
          <text:p text:style-name="P5"><text:span text:style-name="T2">Cobrança</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2.413cm" svg:height="3.048cm" svg:x="8.112cm" svg:y="1.889cm">
          <text:p text:style-name="P6"><text:span text:style-name="T2">Cobrança</text:span></text:p>
          <text:p text:style-name="P6"><text:span text:style-name="T3">(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1" draw:id="id1" draw:layer="layout" svg:width="3.302cm" svg:height="1.524cm" svg:x="12.938cm" svg:y="7.477cm">
          <text:p text:style-name="P8"><text:span text:style-name="T2">fila-</text:span><text:span text:style-name="T2">notific</text:span><text:span text:style-name="T2">a-sms</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6" draw:text-style-name="P10" draw:layer="layout" svg:width="3.302cm" svg:height="1.524cm" svg:x="12.938cm" svg:y="9.128cm">
          <text:p text:style-name="P8"><text:span text:style-name="T2">fila-notifica-email</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 draw:text-style-name="P5" draw:layer="layout" svg:width="2.794cm" svg:height="1.905cm" svg:x="13.192cm" svg:y="12.303cm">
          <text:p text:style-name="P5"><text:span text:style-name="T2">Cobrança</text:span></text:p>
          <text:p text:style-name="P5"><text:span text:style-name="T2">Notifica</text:span></text:p>
          <text:p text:style-name="P5"><text:span text:style-name="T2">email</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7" draw:layer="layout" svg:width="2.413cm" svg:height="3.048cm" svg:x="17.383cm" svg:y="11.668cm">
          <text:p text:style-name="P6"><text:span text:style-name="T2">email</text:span></text:p>
          <text:p text:style-name="P6"><text:span text:style-name="T3">(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2.794cm" svg:height="1.905cm" svg:x="13.192cm" svg:y="16.113cm">
          <text:p text:style-name="P5"><text:span text:style-name="T2">Servidor</text:span></text:p>
          <text:p text:style-name="P5"><text:span text:style-name="T2">SMTP</text:span></text:p>
          <text:p text:style-name="P5"><text:span text:style-name="T1">(MailHog)</text:span></text:p>
          <draw:enhanced-geometry svg:viewBox="0 0 21600 21600" draw:glue-points="10800 0 0 10800 10800 21600 21600 10800" draw:mirror-horizontal="false" draw:mirror-vertical="false" draw:type="flowchart-process" draw:enhanced-path="M 0 0 L 21600 0 21600 21600 0 21600 0 0 Z N"/>
        </draw:custom-shape>
        <draw:line draw:style-name="gr7" draw:text-style-name="P11" draw:layer="layout" svg:x1="9.382cm" svg:y1="7.223cm" svg:x2="9.382cm" svg:y2="4.937cm">
          <text:p/>
        </draw:line>
        <draw:line draw:style-name="gr7" draw:text-style-name="P11" draw:layer="layout" svg:x1="10.779cm" svg:y1="8.239cm" svg:x2="12.938cm" svg:y2="6.588cm">
          <text:p/>
        </draw:line>
        <draw:line draw:style-name="gr7" draw:text-style-name="P11" draw:layer="layout" svg:x1="10.779cm" svg:y1="8.239cm" svg:x2="12.938cm" svg:y2="8.239cm">
          <text:p/>
        </draw:line>
        <draw:line draw:style-name="gr7" draw:text-style-name="P11" draw:layer="layout" svg:x1="10.779cm" svg:y1="8.239cm" svg:x2="13.065cm" svg:y2="10.017cm">
          <text:p/>
        </draw:line>
        <draw:line draw:style-name="gr7" draw:text-style-name="P11" draw:layer="layout" svg:x1="14.589cm" svg:y1="10.652cm" svg:x2="14.589cm" svg:y2="12.303cm">
          <text:p/>
        </draw:line>
        <draw:line draw:style-name="gr7" draw:text-style-name="P11" draw:layer="layout" svg:x1="15.986cm" svg:y1="13.192cm" svg:x2="17.383cm" svg:y2="13.192cm">
          <text:p/>
        </draw:line>
        <draw:line draw:style-name="gr7" draw:text-style-name="P11" draw:layer="layout" svg:x1="14.589cm" svg:y1="14.208cm" svg:x2="14.589cm" svg:y2="16.24cm">
          <text:p/>
        </draw:line>
        <draw:custom-shape draw:style-name="gr8" draw:text-style-name="P12" xml:id="id2" draw:id="id2" draw:layer="layout" svg:width="2.794cm" svg:height="1.905cm" svg:x="21.193cm" svg:y="12.176cm">
          <text:p text:style-name="P5"><text:span text:style-name="T2">Cobrança</text:span></text:p>
          <text:p text:style-name="P5"><text:span text:style-name="T2">Notifica</text:span></text:p>
          <text:p text:style-name="P5"><text:span text:style-name="T2">sm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9" draw:text-style-name="P13" draw:layer="layout" svg:width="2.413cm" svg:height="3.048cm" svg:x="25.384cm" svg:y="11.541cm">
          <text:p text:style-name="P6"><text:span text:style-name="T2">sms</text:span></text:p>
          <text:p text:style-name="P6"><text:span text:style-name="T3">(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11" draw:layer="layout" svg:x1="23.987cm" svg:y1="13.065cm" svg:x2="25.384cm" svg:y2="13.065cm">
          <text:p/>
        </draw:line>
        <draw:line draw:style-name="gr7" draw:text-style-name="P11" draw:layer="layout" svg:x1="22.59cm" svg:y1="14.081cm" svg:x2="22.59cm" svg:y2="16.113cm">
          <text:p/>
        </draw:line>
        <draw:connector draw:style-name="gr10" draw:text-style-name="P6" draw:layer="layout" svg:x1="16.24cm" svg:y1="8.239cm" svg:x2="22.59cm" svg:y2="12.176cm" draw:start-shape="id1" draw:start-glue-point="8" draw:end-shape="id2" draw:end-glue-point="4" svg:d="M16240 8239h6350v3937" svg:viewBox="0 0 6351 3938">
          <text:p/>
        </draw:connector>
        <draw:custom-shape draw:style-name="gr8" draw:text-style-name="P12" draw:layer="layout" svg:width="2.794cm" svg:height="1.905cm" svg:x="21.193cm" svg:y="5.572cm">
          <text:p text:style-name="P5"><text:span text:style-name="T2">Cobrança</text:span></text:p>
          <text:p text:style-name="P5"><text:span text:style-name="T2">Notifica</text:span></text:p>
          <text:p text:style-name="P5"><text:span text:style-name="T2">carta</text:span></text:p>
          <draw:enhanced-geometry svg:viewBox="0 0 21600 21600" draw:glue-points="10800 0 0 10800 10800 21600 21600 10800" draw:mirror-horizontal="false" draw:mirror-vertical="false" draw:type="flowchart-process" draw:enhanced-path="M 0 0 L 21600 0 21600 21600 0 21600 0 0 Z N"/>
        </draw:custom-shape>
        <draw:line draw:style-name="gr7" draw:text-style-name="P11" draw:layer="layout" svg:x1="16.367cm" svg:y1="6.588cm" svg:x2="21.193cm" svg:y2="6.588cm">
          <text:p/>
        </draw:line>
        <draw:custom-shape draw:style-name="gr11" draw:text-style-name="P14" draw:layer="layout" svg:width="17.78cm" svg:height="1.905cm" draw:transform="rotate (1.5707963267949) translate (1.635cm 19.288cm)">
          <text:p text:style-name="P6">MONOLITO</text:p>
          <draw:enhanced-geometry svg:viewBox="0 0 21600 21600" draw:glue-points="10800 0 0 10800 10800 21600 21600 10800" draw:mirror-vertical="false" draw:mirror-horizontal="false" draw:type="flowchart-process" draw:enhanced-path="M 0 0 L 21600 0 21600 21600 0 21600 0 0 Z N"/>
        </draw:custom-shape>
        <draw:custom-shape draw:style-name="gr12" draw:text-style-name="P12" draw:layer="layout" svg:width="3.683cm" svg:height="1.905cm" svg:x="3.921cm" svg:y="7.35cm">
          <text:p text:style-name="P5"><text:span text:style-name="T2">Interface</text:span></text:p>
          <text:p text:style-name="P5"><text:span text:style-name="T2">ou ET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6" draw:layer="layout" svg:width="3.809cm" svg:height="3.302cm" svg:x="20.686cm" svg:y="15.859cm">
          <text:p text:style-name="P15"><text:span text:style-name="T2">Serviço de SMS</text:span></text:p>
          <text:p text:style-name="P15"><text:span text:style-name="T2">(twilio, sms.i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2" draw:style-name="dp1" draw:master-page-name="Default">
        <draw:custom-shape draw:style-name="gr11" draw:text-style-name="P14" draw:layer="layout" svg:width="17.78cm" svg:height="1.905cm" draw:transform="rotate (1.5707963267949) translate (1.635cm 19.288cm)">
          <text:p text:style-name="P6">MONOLITO</text:p>
          <draw:enhanced-geometry svg:viewBox="0 0 21600 21600" draw:glue-points="10800 0 0 10800 10800 21600 21600 10800" draw:mirror-vertical="false" draw:mirror-horizontal="false" draw:type="flowchart-process" draw:enhanced-path="M 0 0 L 21600 0 21600 21600 0 21600 0 0 Z N"/>
        </draw:custom-shape>
        <draw:custom-shape draw:style-name="gr12" draw:text-style-name="P12" draw:layer="layout" svg:width="3.683cm" svg:height="1.905cm" svg:x="3.921cm" svg:y="7.35cm">
          <text:p text:style-name="P5"><text:span text:style-name="T2">Interface</text:span></text:p>
          <text:p text:style-name="P5"><text:span text:style-name="T2">ou ET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2" draw:layer="layout" svg:width="5.461cm" svg:height="6.223cm" svg:x="11.922cm" svg:y="4.988cm">
          <text:p text:style-name="P1"><text:span text:style-name="T1">RabbitM</text:span><text:span text:style-name="T1">Q</text:span></text:p>
          <draw:enhanced-geometry svg:viewBox="0 0 21600 21600" draw:glue-points="10800 0 0 10800 10800 21600 21600 10800" draw:type="flowchart-process" draw:enhanced-path="M 0 0 L 21600 0 21600 21600 0 21600 0 0 Z N"/>
        </draw:custom-shape>
        <draw:custom-shape draw:style-name="gr14" draw:text-style-name="P4" draw:layer="layout" svg:width="3.302cm" svg:height="1.524cm" svg:x="12.938cm" svg:y="5.827cm">
          <text:p text:style-name="P3"><text:span text:style-name="T2">fila-</text:span><text:span text:style-name="T2">notif</text:span><text:span text:style-name="T2">ica-</text:span><text:span text:style-name="T2">bvs</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8" draw:text-style-name="P12" draw:layer="layout" svg:width="2.794cm" svg:height="1.905cm" svg:x="7.985cm" svg:y="7.224cm">
          <text:p text:style-name="P5"><text:span text:style-name="T2">Negat</text:span><text:span text:style-name="T2">ivaçã</text:span><text:span text:style-name="T2">o</text:span></text:p>
          <draw:enhanced-geometry svg:viewBox="0 0 21600 21600" draw:glue-points="10800 0 0 10800 10800 21600 21600 10800" draw:type="flowchart-process" draw:enhanced-path="M 0 0 L 21600 0 21600 21600 0 21600 0 0 Z N"/>
        </draw:custom-shape>
        <draw:custom-shape draw:style-name="gr9" draw:text-style-name="P13" draw:layer="layout" svg:width="2.413cm" svg:height="3.048cm" svg:x="8.112cm" svg:y="1.89cm">
          <text:p text:style-name="P6"><text:span text:style-name="T2">Negativação</text:span></text:p>
          <text:p text:style-name="P6"><text:span text:style-name="T3">(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9" xml:id="id3" draw:id="id3" draw:layer="layout" svg:width="3.302cm" svg:height="1.524cm" svg:x="12.938cm" svg:y="7.478cm">
          <text:p text:style-name="P8"><text:span text:style-name="T2">fila-</text:span><text:span text:style-name="T2">notifica-</text:span><text:span text:style-name="T2">spc</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5" draw:text-style-name="P9" draw:layer="layout" svg:width="3.302cm" svg:height="1.524cm" svg:x="12.938cm" svg:y="9.129cm">
          <text:p text:style-name="P8"><text:span text:style-name="T2">fila-notifica-</text:span><text:span text:style-name="T2">serasa</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8" draw:text-style-name="P12" draw:layer="layout" svg:width="2.794cm" svg:height="1.905cm" svg:x="13.192cm" svg:y="12.304cm">
          <text:p text:style-name="P5"><text:span text:style-name="T2">Negativa</text:span></text:p>
          <text:p text:style-name="P5"><text:span text:style-name="T2">serasa</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9" draw:text-style-name="P13" draw:layer="layout" svg:width="2.413cm" svg:height="3.048cm" svg:x="17.383cm" svg:y="11.669cm">
          <text:p text:style-name="P6"><text:span text:style-name="T2">Integração</text:span></text:p>
          <text:p text:style-name="P6"><text:span text:style-name="T2">Serasa</text:span></text:p>
          <text:p text:style-name="P6"><text:span text:style-name="T3">(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11" draw:layer="layout" svg:x1="9.382cm" svg:y1="7.224cm" svg:x2="9.382cm" svg:y2="4.938cm">
          <text:p/>
        </draw:line>
        <draw:line draw:style-name="gr7" draw:text-style-name="P11" draw:layer="layout" svg:x1="10.779cm" svg:y1="8.24cm" svg:x2="12.938cm" svg:y2="6.589cm">
          <text:p/>
        </draw:line>
        <draw:line draw:style-name="gr7" draw:text-style-name="P11" draw:layer="layout" svg:x1="10.779cm" svg:y1="8.24cm" svg:x2="12.938cm" svg:y2="8.24cm">
          <text:p/>
        </draw:line>
        <draw:line draw:style-name="gr7" draw:text-style-name="P11" draw:layer="layout" svg:x1="10.779cm" svg:y1="8.24cm" svg:x2="13.065cm" svg:y2="10.018cm">
          <text:p/>
        </draw:line>
        <draw:line draw:style-name="gr7" draw:text-style-name="P11" draw:layer="layout" svg:x1="14.589cm" svg:y1="10.653cm" svg:x2="14.589cm" svg:y2="12.304cm">
          <text:p/>
        </draw:line>
        <draw:line draw:style-name="gr7" draw:text-style-name="P11" draw:layer="layout" svg:x1="15.986cm" svg:y1="13.193cm" svg:x2="17.383cm" svg:y2="13.193cm">
          <text:p/>
        </draw:line>
        <draw:line draw:style-name="gr7" draw:text-style-name="P11" draw:layer="layout" svg:x1="14.589cm" svg:y1="14.209cm" svg:x2="14.589cm" svg:y2="16.241cm">
          <text:p/>
        </draw:line>
        <draw:custom-shape draw:style-name="gr8" draw:text-style-name="P12" xml:id="id4" draw:id="id4" draw:layer="layout" svg:width="2.794cm" svg:height="1.905cm" svg:x="21.193cm" svg:y="12.177cm">
          <text:p text:style-name="P5"><text:span text:style-name="T2">Negativa</text:span></text:p>
          <text:p text:style-name="P5"><text:span text:style-name="T2">SPC</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9" draw:text-style-name="P13" draw:layer="layout" svg:width="2.413cm" svg:height="3.048cm" svg:x="25.384cm" svg:y="11.542cm">
          <text:p text:style-name="P6"><text:span text:style-name="T2">Integração</text:span></text:p>
          <text:p text:style-name="P6"><text:span text:style-name="T2">SPC</text:span></text:p>
          <text:p text:style-name="P6"><text:span text:style-name="T3">(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11" draw:layer="layout" svg:x1="23.987cm" svg:y1="13.066cm" svg:x2="25.384cm" svg:y2="13.066cm">
          <text:p/>
        </draw:line>
        <draw:line draw:style-name="gr7" draw:text-style-name="P11" draw:layer="layout" svg:x1="22.59cm" svg:y1="14.082cm" svg:x2="22.59cm" svg:y2="16.114cm">
          <text:p/>
        </draw:line>
        <draw:connector draw:style-name="gr10" draw:text-style-name="P6" draw:layer="layout" svg:x1="16.24cm" svg:y1="8.24cm" svg:x2="22.59cm" svg:y2="12.177cm" draw:start-shape="id3" draw:start-glue-point="8" draw:end-shape="id4" draw:end-glue-point="4" svg:d="M16240 8240h6350v3937" svg:viewBox="0 0 6351 3938">
          <text:p/>
        </draw:connector>
        <draw:line draw:style-name="gr7" draw:text-style-name="P11" draw:layer="layout" svg:x1="16.367cm" svg:y1="6.589cm" svg:x2="21.066cm" svg:y2="6.588cm">
          <text:p/>
        </draw:line>
        <draw:custom-shape draw:style-name="gr8" draw:text-style-name="P12" draw:layer="layout" svg:width="2.794cm" svg:height="1.905cm" svg:x="21.066cm" svg:y="5.572cm">
          <text:p text:style-name="P5"><text:span text:style-name="T2">Negativa</text:span></text:p>
          <text:p text:style-name="P5"><text:span text:style-name="T2">BV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9" draw:text-style-name="P13" draw:layer="layout" svg:width="2.413cm" svg:height="3.048cm" svg:x="25.384cm" svg:y="4.937cm">
          <text:p text:style-name="P6"><text:span text:style-name="T2">Integração</text:span></text:p>
          <text:p text:style-name="P6"><text:span text:style-name="T2">BVS</text:span></text:p>
          <text:p text:style-name="P6"><text:span text:style-name="T3">(Mongo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11" draw:layer="layout" svg:x1="23.86cm" svg:y1="6.461cm" svg:x2="25.384cm" svg:y2="6.461cm">
          <text:p/>
        </draw:line>
        <draw:line draw:style-name="gr7" draw:text-style-name="P11" draw:layer="layout" svg:x1="22.463cm" svg:y1="5.572cm" svg:x2="22.463cm" svg:y2="4.175cm">
          <text:p/>
        </draw:line>
        <draw:custom-shape draw:style-name="gr15" draw:text-style-name="P12" draw:layer="layout" svg:width="2.794cm" svg:height="2.413cm" svg:x="20.939cm" svg:y="1.762cm">
          <text:p text:style-name="P5"><text:span text:style-name="T2">Serviço</text:span></text:p>
          <text:p text:style-name="P5"><text:span text:style-name="T2">BV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2.794cm" svg:height="2.413cm" svg:x="21.066cm" svg:y="16.113cm">
          <text:p text:style-name="P5"><text:span text:style-name="T2">Serviço</text:span></text:p>
          <text:p text:style-name="P5"><text:span text:style-name="T2">S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2" draw:layer="layout" svg:width="2.794cm" svg:height="2.413cm" svg:x="13.319cm" svg:y="16.24cm">
          <text:p text:style-name="P5"><text:span text:style-name="T2">Serviço</text:span></text:p>
          <text:p text:style-name="P5"><text:span text:style-name="T2">Seras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4T16:30:38.941761091</meta:creation-date>
    <dc:date>2021-08-04T17:42:18.701217335</dc:date>
    <meta:editing-duration>PT8M41S</meta:editing-duration>
    <meta:editing-cycles>2</meta:editing-cycles>
    <meta:generator>LibreOffice/6.4.7.2$Linux_X86_64 LibreOffice_project/40$Build-2</meta:generator>
    <meta:document-statistic meta:object-count="56"/>
  </office:meta>
</office:document-meta>
</file>